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DC000001DD176402F4C2441E5D.png" manifest:media-type="image/png"/>
  <manifest:file-entry manifest:full-path="Pictures/10000000000004DA0000028A40115E6D4F4CD951.png" manifest:media-type="image/png"/>
  <manifest:file-entry manifest:full-path="Pictures/10000001000000F0000001F4D06096B052870D0F.png" manifest:media-type="image/png"/>
  <manifest:file-entry manifest:full-path="Pictures/10000001000000F0000001F43F076AD8D08D7AF4.png" manifest:media-type="image/png"/>
  <manifest:file-entry manifest:full-path="Pictures/10000001000000DC000001DB4F1BD5CD53E4C1DD.png" manifest:media-type="image/png"/>
  <manifest:file-entry manifest:full-path="Pictures/1000000000000320000002589B3E22AF9DA05282.png" manifest:media-type="image/png"/>
  <manifest:file-entry manifest:full-path="Pictures/10000000000000E100000190A5F93926CCE1284F.jpg" manifest:media-type="image/jpeg"/>
  <manifest:file-entry manifest:full-path="Pictures/100000010000040000000240AD9D73854892C09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Text_20_body">
      <style:text-properties fo:font-style="normal" style:font-style-asian="normal" style:font-style-complex="normal"/>
    </style:style>
    <style:style style:name="P2" style:family="paragraph" style:parent-style-name="Text_20_body">
      <style:paragraph-properties fo:break-before="page"/>
      <style:text-properties fo:font-style="normal" style:font-style-asian="normal" style:font-style-complex="normal"/>
    </style:style>
    <style:style style:name="P3" style:family="paragraph" style:parent-style-name="Title">
      <style:text-properties style:font-name="Liberation Sans" fo:font-size="28pt" fo:font-weight="bold" officeooo:rsid="0025002b" officeooo:paragraph-rsid="0025002b" style:font-name-asian="Droid Sans Fallback" style:font-size-asian="28pt" style:font-weight-asian="bold" style:font-name-complex="Droid Sans Devanagari" style:font-size-complex="2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4689in, 4.4693in, 0.4839in, 0.910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1965in, 3.5917in, 0.2374in, 3.607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odboard</text:p>
      <text:p text:style-name="P1"><draw:frame draw:style-name="fr3" draw:name="Image1" text:anchor-type="char" svg:x="0.7791in" svg:y="0.3835in" svg:width="2.2516in" svg:height="3.6134in" draw:z-index="0"><draw:image xlink:href="Pictures/100000010000040000000240AD9D73854892C097.png" xlink:type="simple" xlink:show="embed" xlink:actuate="onLoad" draw:mime-type="image/png"/></draw:frame><draw:frame draw:style-name="fr1" draw:name="Image2" text:anchor-type="char" svg:x="4.1264in" svg:y="0.2937in" svg:width="2.1362in" svg:height="3.7972in" draw:z-index="1"><draw:image xlink:href="Pictures/10000000000000E100000190A5F93926CCE1284F.jpg" xlink:type="simple" xlink:show="embed" xlink:actuate="onLoad" draw:mime-type="image/jpeg"/></draw:frame><draw:frame draw:style-name="fr2" draw:name="Image3" text:anchor-type="char" svg:x="0.8618in" svg:y="4.5472in" svg:width="2.2437in" svg:height="4.0244in" draw:z-index="2"><draw:image xlink:href="Pictures/1000000000000320000002589B3E22AF9DA05282.png" xlink:type="simple" xlink:show="embed" xlink:actuate="onLoad" draw:mime-type="image/png"/></draw:frame><draw:frame draw:style-name="fr1" draw:name="Image4" text:anchor-type="char" svg:x="4.1063in" svg:y="4.4429in" svg:width="2.0201in" svg:height="4.2083in" draw:z-index="3"><draw:image xlink:href="Pictures/10000001000000F0000001F43F076AD8D08D7AF4.png" xlink:type="simple" xlink:show="embed" xlink:actuate="onLoad" draw:mime-type="image/png"/></draw:frame></text:p>
      <text:p text:style-name="P2"><draw:frame draw:style-name="fr1" draw:name="Image5" text:anchor-type="char" svg:x="0.1457in" svg:y="0.2256in" svg:width="1.939in" svg:height="4.039in" draw:z-index="4"><draw:image xlink:href="Pictures/10000001000000F0000001F4D06096B052870D0F.png" xlink:type="simple" xlink:show="embed" xlink:actuate="onLoad" draw:mime-type="image/png"/></draw:frame><draw:frame draw:style-name="fr1" draw:name="Image6" text:anchor-type="char" svg:x="0.1457in" svg:y="5.6839in" svg:width="6.6134in" svg:height="3.4602in" draw:z-index="5"><draw:image xlink:href="Pictures/10000000000004DA0000028A40115E6D4F4CD951.png" xlink:type="simple" xlink:show="embed" xlink:actuate="onLoad" draw:mime-type="image/png"/></draw:frame><draw:frame draw:style-name="fr1" draw:name="Image7" text:anchor-type="char" svg:x="2.4717in" svg:y="0.3126in" svg:width="2.0874in" svg:height="4.5264in" draw:z-index="6"><draw:image xlink:href="Pictures/10000001000000DC000001DD176402F4C2441E5D.png" xlink:type="simple" xlink:show="embed" xlink:actuate="onLoad" draw:mime-type="image/png"/></draw:frame><draw:frame draw:style-name="fr1" draw:name="Image8" text:anchor-type="char" svg:x="4.9228in" svg:y="0.2799in" svg:width="1.9728in" svg:height="4.2591in" draw:z-index="7"><draw:image xlink:href="Pictures/10000001000000DC000001DB4F1BD5CD53E4C1D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3T11:58:27.842688360</meta:creation-date>
    <dc:date>2021-10-04T08:35:52.092703105</dc:date>
    <meta:editing-duration>PT34M12S</meta:editing-duration>
    <meta:editing-cycles>13</meta:editing-cycles>
    <meta:generator>LibreOffice/7.2.1.2$Linux_X86_64 LibreOffice_project/20$Build-2</meta:generator>
    <meta:document-statistic meta:table-count="0" meta:image-count="8" meta:object-count="0" meta:page-count="2" meta:paragraph-count="1" meta:word-count="1" meta:character-count="9" meta:non-whitespace-character-count="9"/>
  </office:meta>
</office:document-meta>
</file>